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name="a61782a" style:parent-style-name="Text_20_body">
      <style:paragraph-properties fo:margin-left="0.0mm" fo:margin-right="0.0mm" fo:text-indent="0.0mm"/>
    </style:style>
  </office:automatic-styles>
  <office:body>
    <office:text>
      <text:p text:style-name="a61782a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family="text" style:name="Example" style:parent-style-name="default_character_style">
      <style:text-properties style:font-name="Cumberland" style:font-name-asian="Cumberland" style:font-name-complex="Cumberland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011S</meta:editing-duration>
  </office:meta>
</office:document-meta>
</file>